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TestExecutionListenerJUnitIntegrationTests.ensureMocksAreReinjectedBetweenTests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TestExecutionListenerJUnitIntegrationTests.ensureMocksAreReinjectedBetweenTests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TestExecutionListenerJUnitIntegrationTests.assertInjectedServletRequestEqualsRequestInRequestContext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